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589cm" fo:margin-left="0.196cm" fo:margin-right="0.215cm" fo:margin-top="0cm" fo:margin-bottom="0cm" table:align="margins" style:writing-mode="lr-tb"/>
    </style:style>
    <style:style style:name="Tabella1.A" style:family="table-column">
      <style:table-column-properties style:column-width="7.031cm" style:rel-column-width="27777*"/>
    </style:style>
    <style:style style:name="Tabella1.B" style:family="table-column">
      <style:table-column-properties style:column-width="9.559cm" style:rel-column-width="37758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0.018cm solid #00000a"/>
    </style:style>
    <style:style style:name="Tabella2" style:family="table">
      <style:table-properties style:width="16.616cm" fo:margin-left="0.169cm" fo:margin-right="0.215cm" fo:margin-top="0cm" fo:margin-bottom="0cm" table:align="margins" style:writing-mode="lr-tb"/>
    </style:style>
    <style:style style:name="Tabella2.A" style:family="table-column">
      <style:table-column-properties style:column-width="7.094cm" style:rel-column-width="27981*"/>
    </style:style>
    <style:style style:name="Tabella2.B" style:family="table-column">
      <style:table-column-properties style:column-width="9.521cm" style:rel-column-width="37554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18cm solid #00000a"/>
    </style:style>
    <style:style style:name="Tabella3" style:family="table">
      <style:table-properties style:width="16.589cm" fo:margin-left="0.196cm" fo:margin-right="0.215cm" fo:margin-top="0cm" fo:margin-bottom="0cm" table:align="margins" style:writing-mode="lr-tb"/>
    </style:style>
    <style:style style:name="Tabella3.A" style:family="table-column">
      <style:table-column-properties style:column-width="7.031cm" style:rel-column-width="27777*"/>
    </style:style>
    <style:style style:name="Tabella3.B" style:family="table-column">
      <style:table-column-properties style:column-width="9.559cm" style:rel-column-width="3775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-left="0.191cm" fo:padding-right="0.191cm" fo:padding-top="0cm" fo:padding-bottom="0cm" fo:border="0.018cm solid #00000a"/>
    </style:style>
    <style:style style:name="Tabella4" style:family="table">
      <style:table-properties style:width="16.616cm" fo:margin-left="0.169cm" fo:margin-right="0.215cm" fo:margin-top="0cm" fo:margin-bottom="0cm" table:align="margins" style:writing-mode="lr-tb"/>
    </style:style>
    <style:style style:name="Tabella4.A" style:family="table-column">
      <style:table-column-properties style:column-width="7.094cm" style:rel-column-width="27981*"/>
    </style:style>
    <style:style style:name="Tabella4.B" style:family="table-column">
      <style:table-column-properties style:column-width="9.521cm" style:rel-column-width="37554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-left="0.191cm" fo:padding-right="0.191cm" fo:padding-top="0cm" fo:padding-bottom="0cm" fo:border="0.018cm solid #00000a"/>
    </style:style>
    <style:style style:name="Tabella5" style:family="table">
      <style:table-properties style:width="16.616cm" fo:margin-left="0.169cm" fo:margin-right="0.215cm" fo:margin-top="0cm" fo:margin-bottom="0cm" table:align="margins" style:writing-mode="lr-tb"/>
    </style:style>
    <style:style style:name="Tabella5.A" style:family="table-column">
      <style:table-column-properties style:column-width="7.094cm" style:rel-column-width="27981*"/>
    </style:style>
    <style:style style:name="Tabella5.B" style:family="table-column">
      <style:table-column-properties style:column-width="9.521cm" style:rel-column-width="37554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-left="0.191cm" fo:padding-right="0.191cm" fo:padding-top="0cm" fo:padding-bottom="0cm" fo:border="0.018cm solid #00000a"/>
    </style:style>
    <style:style style:name="Tabella6" style:family="table">
      <style:table-properties style:width="16.563cm" fo:margin-left="0.222cm" fo:margin-right="0.215cm" fo:margin-top="0cm" fo:margin-bottom="0cm" table:align="margins" style:writing-mode="lr-tb"/>
    </style:style>
    <style:style style:name="Tabella6.A" style:family="table-column">
      <style:table-column-properties style:column-width="6.969cm" style:rel-column-width="27572*"/>
    </style:style>
    <style:style style:name="Tabella6.B" style:family="table-column">
      <style:table-column-properties style:column-width="9.594cm" style:rel-column-width="37963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fo:padding-left="0.191cm" fo:padding-right="0.191cm" fo:padding-top="0cm" fo:padding-bottom="0cm" fo:border="0.018cm solid #00000a"/>
    </style:style>
    <style:style style:name="Tabella7" style:family="table">
      <style:table-properties style:width="16.563cm" fo:margin-left="0.222cm" fo:margin-right="0.215cm" fo:margin-top="0cm" fo:margin-bottom="0cm" table:align="margins" style:writing-mode="lr-tb"/>
    </style:style>
    <style:style style:name="Tabella7.A" style:family="table-column">
      <style:table-column-properties style:column-width="6.969cm" style:rel-column-width="27572*"/>
    </style:style>
    <style:style style:name="Tabella7.B" style:family="table-column">
      <style:table-column-properties style:column-width="9.594cm" style:rel-column-width="37963*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fo:padding-left="0.191cm" fo:padding-right="0.191cm" fo:padding-top="0cm" fo:padding-bottom="0cm" fo:border="0.018cm solid #00000a"/>
    </style:style>
    <style:style style:name="Tabella8" style:family="table">
      <style:table-properties style:width="16.563cm" fo:margin-left="0.222cm" fo:margin-right="0.215cm" fo:margin-top="0cm" fo:margin-bottom="0cm" table:align="margins" style:writing-mode="lr-tb"/>
    </style:style>
    <style:style style:name="Tabella8.A" style:family="table-column">
      <style:table-column-properties style:column-width="6.969cm" style:rel-column-width="27572*"/>
    </style:style>
    <style:style style:name="Tabella8.B" style:family="table-column">
      <style:table-column-properties style:column-width="9.594cm" style:rel-column-width="37963*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fo:padding-left="0.191cm" fo:padding-right="0.191cm" fo:padding-top="0cm" fo:padding-bottom="0cm" fo:border="0.018cm solid #00000a"/>
    </style:style>
    <style:style style:name="Tabella9" style:family="table">
      <style:table-properties style:width="16.563cm" fo:margin-left="0.222cm" fo:margin-right="0.215cm" fo:margin-top="0cm" fo:margin-bottom="0cm" table:align="margins" style:writing-mode="lr-tb"/>
    </style:style>
    <style:style style:name="Tabella9.A" style:family="table-column">
      <style:table-column-properties style:column-width="6.969cm" style:rel-column-width="27572*"/>
    </style:style>
    <style:style style:name="Tabella9.B" style:family="table-column">
      <style:table-column-properties style:column-width="9.594cm" style:rel-column-width="37963*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fo:padding-left="0.191cm" fo:padding-right="0.191cm" fo:padding-top="0cm" fo:padding-bottom="0cm" fo:border="0.018cm solid #00000a"/>
    </style:style>
    <style:style style:name="Tabella10" style:family="table">
      <style:table-properties style:width="16.563cm" fo:margin-left="0.222cm" fo:margin-right="0.215cm" fo:margin-top="0cm" fo:margin-bottom="0cm" table:align="margins" style:writing-mode="lr-tb"/>
    </style:style>
    <style:style style:name="Tabella10.A" style:family="table-column">
      <style:table-column-properties style:column-width="6.969cm" style:rel-column-width="27572*"/>
    </style:style>
    <style:style style:name="Tabella10.B" style:family="table-column">
      <style:table-column-properties style:column-width="9.594cm" style:rel-column-width="37963*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fo:padding-left="0.191cm" fo:padding-right="0.191cm" fo:padding-top="0cm" fo:padding-bottom="0cm" fo:border="0.018cm solid #00000a"/>
    </style:style>
    <style:style style:name="Tabella11" style:family="table">
      <style:table-properties style:width="16.563cm" fo:margin-left="0.222cm" fo:margin-right="0.215cm" fo:margin-top="0cm" fo:margin-bottom="0cm" table:align="margins" style:writing-mode="lr-tb"/>
    </style:style>
    <style:style style:name="Tabella11.A" style:family="table-column">
      <style:table-column-properties style:column-width="6.969cm" style:rel-column-width="27572*"/>
    </style:style>
    <style:style style:name="Tabella11.B" style:family="table-column">
      <style:table-column-properties style:column-width="9.594cm" style:rel-column-width="37963*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fo:padding-left="0.191cm" fo:padding-right="0.191cm" fo:padding-top="0cm" fo:padding-bottom="0cm" fo:border="0.018cm solid #00000a"/>
    </style:style>
    <style:style style:name="Tabella12" style:family="table">
      <style:table-properties style:width="16.589cm" fo:margin-left="0.196cm" fo:margin-right="0.215cm" fo:margin-top="0cm" fo:margin-bottom="0cm" table:align="margins" style:writing-mode="lr-tb"/>
    </style:style>
    <style:style style:name="Tabella12.A" style:family="table-column">
      <style:table-column-properties style:column-width="7.031cm" style:rel-column-width="27777*"/>
    </style:style>
    <style:style style:name="Tabella12.B" style:family="table-column">
      <style:table-column-properties style:column-width="9.559cm" style:rel-column-width="37758*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fo:padding-left="0.191cm" fo:padding-right="0.191cm" fo:padding-top="0cm" fo:padding-bottom="0cm" fo:border="0.018cm solid #00000a"/>
    </style:style>
    <style:style style:name="Tabella13" style:family="table">
      <style:table-properties style:width="16.589cm" fo:margin-left="0.196cm" fo:margin-right="0.215cm" fo:margin-top="0cm" fo:margin-bottom="0cm" table:align="margins" style:writing-mode="lr-tb"/>
    </style:style>
    <style:style style:name="Tabella13.A" style:family="table-column">
      <style:table-column-properties style:column-width="7.031cm" style:rel-column-width="27777*"/>
    </style:style>
    <style:style style:name="Tabella13.B" style:family="table-column">
      <style:table-column-properties style:column-width="9.559cm" style:rel-column-width="37758*"/>
    </style:style>
    <style:style style:name="Tabella13.1" style:family="table-row">
      <style:table-row-properties style:keep-together="true" fo:keep-together="auto"/>
    </style:style>
    <style:style style:name="Tabella13.A1" style:family="table-cell">
      <style:table-cell-properties fo:padding-left="0.191cm" fo:padding-right="0.191cm" fo:padding-top="0cm" fo:padding-bottom="0cm" fo:border="0.018cm solid #00000a"/>
    </style:style>
    <style:style style:name="Tabella14" style:family="table">
      <style:table-properties style:width="16.616cm" fo:margin-left="0.169cm" fo:margin-right="0.215cm" fo:margin-top="0cm" fo:margin-bottom="0cm" table:align="margins" style:writing-mode="lr-tb"/>
    </style:style>
    <style:style style:name="Tabella14.A" style:family="table-column">
      <style:table-column-properties style:column-width="7.094cm" style:rel-column-width="27981*"/>
    </style:style>
    <style:style style:name="Tabella14.B" style:family="table-column">
      <style:table-column-properties style:column-width="9.521cm" style:rel-column-width="37554*"/>
    </style:style>
    <style:style style:name="Tabella14.1" style:family="table-row">
      <style:table-row-properties style:keep-together="true" fo:keep-together="auto"/>
    </style:style>
    <style:style style:name="Tabella14.A1" style:family="table-cell">
      <style:table-cell-properties fo:padding-left="0.191cm" fo:padding-right="0.191cm" fo:padding-top="0cm" fo:padding-bottom="0cm" fo:border="0.018cm solid #00000a"/>
    </style:style>
    <style:style style:name="Tabella15" style:family="table">
      <style:table-properties style:width="16.642cm" fo:margin-left="0.143cm" fo:margin-right="0.215cm" fo:margin-top="0cm" fo:margin-bottom="0cm" table:align="margins" style:writing-mode="lr-tb"/>
    </style:style>
    <style:style style:name="Tabella15.A" style:family="table-column">
      <style:table-column-properties style:column-width="7.158cm" style:rel-column-width="28185*"/>
    </style:style>
    <style:style style:name="Tabella15.B" style:family="table-column">
      <style:table-column-properties style:column-width="9.484cm" style:rel-column-width="37350*"/>
    </style:style>
    <style:style style:name="Tabella15.1" style:family="table-row">
      <style:table-row-properties style:keep-together="true" fo:keep-together="auto"/>
    </style:style>
    <style:style style:name="Tabella15.A1" style:family="table-cell">
      <style:table-cell-properties fo:padding-left="0.191cm" fo:padding-right="0.191cm" fo:padding-top="0cm" fo:padding-bottom="0cm" fo:border="0.018cm solid #00000a"/>
    </style:style>
    <style:style style:name="Tabella16" style:family="table">
      <style:table-properties style:width="16.642cm" fo:margin-left="0.143cm" fo:margin-right="0.215cm" fo:margin-top="0cm" fo:margin-bottom="0cm" table:align="margins" style:writing-mode="lr-tb"/>
    </style:style>
    <style:style style:name="Tabella16.A" style:family="table-column">
      <style:table-column-properties style:column-width="7.158cm" style:rel-column-width="28185*"/>
    </style:style>
    <style:style style:name="Tabella16.B" style:family="table-column">
      <style:table-column-properties style:column-width="9.484cm" style:rel-column-width="37350*"/>
    </style:style>
    <style:style style:name="Tabella16.1" style:family="table-row">
      <style:table-row-properties style:keep-together="true" fo:keep-together="auto"/>
    </style:style>
    <style:style style:name="Tabella16.A1" style:family="table-cell">
      <style:table-cell-properties fo:padding-left="0.191cm" fo:padding-right="0.191cm" fo:padding-top="0cm" fo:padding-bottom="0cm" fo:border="0.018cm solid #00000a"/>
    </style:style>
    <style:style style:name="Tabella17" style:family="table">
      <style:table-properties style:width="16.669cm" fo:margin-left="0.116cm" fo:margin-right="0.215cm" fo:margin-top="0cm" fo:margin-bottom="0cm" table:align="margins" style:writing-mode="lr-tb"/>
    </style:style>
    <style:style style:name="Tabella17.A" style:family="table-column">
      <style:table-column-properties style:column-width="7.221cm" style:rel-column-width="28389*"/>
    </style:style>
    <style:style style:name="Tabella17.B" style:family="table-column">
      <style:table-column-properties style:column-width="9.447cm" style:rel-column-width="37146*"/>
    </style:style>
    <style:style style:name="Tabella17.1" style:family="table-row">
      <style:table-row-properties style:keep-together="true" fo:keep-together="auto"/>
    </style:style>
    <style:style style:name="Tabella17.A1" style:family="table-cell">
      <style:table-cell-properties fo:padding-left="0.191cm" fo:padding-right="0.191cm" fo:padding-top="0cm" fo:padding-bottom="0cm" fo:border="0.018cm solid #00000a"/>
    </style:style>
    <style:style style:name="Tabella17.3" style:family="table-row">
      <style:table-row-properties style:min-row-height="0.515cm" style:keep-together="true" fo:keep-together="auto"/>
    </style:style>
    <style:style style:name="Tabella18" style:family="table">
      <style:table-properties style:width="16.669cm" fo:margin-left="0.116cm" fo:margin-right="0.215cm" fo:margin-top="0cm" fo:margin-bottom="0cm" table:align="margins" style:writing-mode="lr-tb"/>
    </style:style>
    <style:style style:name="Tabella18.A" style:family="table-column">
      <style:table-column-properties style:column-width="7.221cm" style:rel-column-width="28389*"/>
    </style:style>
    <style:style style:name="Tabella18.B" style:family="table-column">
      <style:table-column-properties style:column-width="9.447cm" style:rel-column-width="37146*"/>
    </style:style>
    <style:style style:name="Tabella18.1" style:family="table-row">
      <style:table-row-properties style:keep-together="true" fo:keep-together="auto"/>
    </style:style>
    <style:style style:name="Tabella18.A1" style:family="table-cell">
      <style:table-cell-properties fo:padding-left="0.191cm" fo:padding-right="0.191cm" fo:padding-top="0cm" fo:padding-bottom="0cm" fo:border="0.018cm solid #00000a"/>
    </style:style>
    <style:style style:name="Tabella19" style:family="table">
      <style:table-properties style:width="16.642cm" fo:margin-left="0.143cm" fo:margin-right="0.215cm" fo:margin-top="0cm" fo:margin-bottom="0cm" table:align="margins" style:writing-mode="lr-tb"/>
    </style:style>
    <style:style style:name="Tabella19.A" style:family="table-column">
      <style:table-column-properties style:column-width="7.158cm" style:rel-column-width="28185*"/>
    </style:style>
    <style:style style:name="Tabella19.B" style:family="table-column">
      <style:table-column-properties style:column-width="9.484cm" style:rel-column-width="37350*"/>
    </style:style>
    <style:style style:name="Tabella19.1" style:family="table-row">
      <style:table-row-properties style:keep-together="true" fo:keep-together="auto"/>
    </style:style>
    <style:style style:name="Tabella19.A1" style:family="table-cell">
      <style:table-cell-properties fo:padding-left="0.191cm" fo:padding-right="0.191cm" fo:padding-top="0cm" fo:padding-bottom="0cm" fo:border="0.018cm solid #00000a"/>
    </style:style>
    <style:style style:name="Tabella20" style:family="table">
      <style:table-properties style:width="16.669cm" fo:margin-left="0.116cm" fo:margin-right="0.215cm" fo:margin-top="0cm" fo:margin-bottom="0cm" table:align="margins" style:writing-mode="lr-tb"/>
    </style:style>
    <style:style style:name="Tabella20.A" style:family="table-column">
      <style:table-column-properties style:column-width="7.221cm" style:rel-column-width="28389*"/>
    </style:style>
    <style:style style:name="Tabella20.B" style:family="table-column">
      <style:table-column-properties style:column-width="9.447cm" style:rel-column-width="37146*"/>
    </style:style>
    <style:style style:name="Tabella20.1" style:family="table-row">
      <style:table-row-properties style:keep-together="true" fo:keep-together="auto"/>
    </style:style>
    <style:style style:name="Tabella20.A1" style:family="table-cell">
      <style:table-cell-properties fo:padding-left="0.191cm" fo:padding-right="0.191cm" fo:padding-top="0cm" fo:padding-bottom="0cm" fo:border="0.018cm solid #00000a"/>
    </style:style>
    <style:style style:name="Tabella21" style:family="table">
      <style:table-properties style:width="16.642cm" fo:margin-left="0.143cm" fo:margin-right="0.215cm" fo:margin-top="0cm" fo:margin-bottom="0cm" table:align="margins" style:writing-mode="lr-tb"/>
    </style:style>
    <style:style style:name="Tabella21.A" style:family="table-column">
      <style:table-column-properties style:column-width="7.158cm" style:rel-column-width="28185*"/>
    </style:style>
    <style:style style:name="Tabella21.B" style:family="table-column">
      <style:table-column-properties style:column-width="9.484cm" style:rel-column-width="37350*"/>
    </style:style>
    <style:style style:name="Tabella21.1" style:family="table-row">
      <style:table-row-properties style:keep-together="true" fo:keep-together="auto"/>
    </style:style>
    <style:style style:name="Tabella21.A1" style:family="table-cell">
      <style:table-cell-properties fo:padding-left="0.191cm" fo:padding-right="0.191cm" fo:padding-top="0cm" fo:padding-bottom="0cm" fo:border="0.018cm solid #00000a"/>
    </style:style>
    <style:style style:name="Tabella22" style:family="table">
      <style:table-properties style:width="16.669cm" fo:margin-left="0.116cm" fo:margin-right="0.215cm" fo:margin-top="0cm" fo:margin-bottom="0cm" table:align="margins" style:writing-mode="lr-tb"/>
    </style:style>
    <style:style style:name="Tabella22.A" style:family="table-column">
      <style:table-column-properties style:column-width="7.221cm" style:rel-column-width="28389*"/>
    </style:style>
    <style:style style:name="Tabella22.B" style:family="table-column">
      <style:table-column-properties style:column-width="9.447cm" style:rel-column-width="37146*"/>
    </style:style>
    <style:style style:name="Tabella22.1" style:family="table-row">
      <style:table-row-properties style:keep-together="true" fo:keep-together="auto"/>
    </style:style>
    <style:style style:name="Tabella22.A1" style:family="table-cell">
      <style:table-cell-properties fo:padding-left="0.191cm" fo:padding-right="0.191cm" fo:padding-top="0cm" fo:padding-bottom="0cm" fo:border="0.018cm solid #00000a"/>
    </style:style>
    <style:style style:name="Tabella23" style:family="table">
      <style:table-properties style:width="16.642cm" fo:margin-left="0.143cm" fo:margin-right="0.215cm" fo:margin-top="0cm" fo:margin-bottom="0cm" table:align="margins" style:writing-mode="lr-tb"/>
    </style:style>
    <style:style style:name="Tabella23.A" style:family="table-column">
      <style:table-column-properties style:column-width="7.158cm" style:rel-column-width="28185*"/>
    </style:style>
    <style:style style:name="Tabella23.B" style:family="table-column">
      <style:table-column-properties style:column-width="9.484cm" style:rel-column-width="37350*"/>
    </style:style>
    <style:style style:name="Tabella23.1" style:family="table-row">
      <style:table-row-properties style:keep-together="true" fo:keep-together="auto"/>
    </style:style>
    <style:style style:name="Tabella2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font-size="28pt" fo:font-weight="bold" style:font-size-asian="28pt" style:font-weight-asian="bold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fo:font-size="16pt" style:font-size-asian="16pt" style:font-size-complex="16pt"/>
    </style:style>
    <style:style style:name="P6" style:family="paragraph" style:parent-style-name="Standard">
      <style:paragraph-properties fo:margin-top="0cm" fo:margin-bottom="0cm" fo:line-height="100%"/>
      <style:text-properties fo:font-size="16pt" style:font-size-asian="16pt"/>
    </style:style>
    <style:style style:name="P7" style:family="paragraph" style:parent-style-name="Standard">
      <style:paragraph-properties fo:margin-top="0cm" fo:margin-bottom="0cm" fo:line-height="100%"/>
      <style:text-properties fo:color="#000000" fo:font-size="16pt" style:font-size-asian="16pt" style:font-size-complex="16pt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fo:font-size="28pt" fo:font-weight="bold" style:font-size-asian="28pt" style:font-weight-asian="bold" style:font-size-complex="28pt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>
      <style:paragraph-properties fo:margin-top="0cm" fo:margin-bottom="0cm" fo:line-height="100%"/>
      <style:text-properties fo:color="#000000" fo:font-size="16pt" style:font-size-asian="16pt" style:font-size-complex="16pt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 style:parent-style-name="Standard">
      <style:paragraph-properties fo:margin-top="0cm" fo:margin-bottom="0cm" fo:line-height="100%"/>
      <style:text-properties fo:font-size="16pt" style:font-size-asian="16pt" style:font-size-complex="16pt"/>
    </style:style>
    <style:style style:name="T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ratti delle Operazioni</text:p>
      <text:p text:style-name="P3">Giocare Manche: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5">FirstCard(nomeGiocatore);</text:p>
          </table:table-cell>
          <table:covered-table-cell/>
        </table:table-row>
        <table:table-row table:style-name="Tabella1.1">
          <table:table-cell table:style-name="Tabella1.A1" office:value-type="string">
            <text:p text:style-name="P4">Precondizioni:</text:p>
          </table:table-cell>
          <table:table-cell table:style-name="Tabella1.A1" office:value-type="string">
            <text:p text:style-name="P4">Il giocatore <text:span text:style-name="T1">gioc</text:span> deve avere una relazione con la manche.</text:p>
          </table:table-cell>
        </table:table-row>
        <table:table-row table:style-name="Tabella1.1">
          <table:table-cell table:style-name="Tabella1.A1" office:value-type="string">
            <text:p text:style-name="P4">Postcondizioni:</text:p>
          </table:table-cell>
          <table:table-cell table:style-name="Tabella1.A1" office:value-type="string">
            <text:p text:style-name="P4">Viene creata una relazione tra il giocatore <text:span text:style-name="T1">gioc</text:span> e la carta <text:span text:style-name="T1">card</text:span>.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p text:style-name="P5">Interrompi(nomeGiocatore, cartaGiocata);</text:p>
          </table:table-cell>
          <table:covered-table-cell/>
        </table:table-row>
        <table:table-row table:style-name="Tabella2.1">
          <table:table-cell table:style-name="Tabella2.A1" office:value-type="string">
            <text:p text:style-name="P4">Precondizioni:</text:p>
          </table:table-cell>
          <table:table-cell table:style-name="Tabella2.A1" office:value-type="string">
            <text:p text:style-name="P4">Il giocatore <text:span text:style-name="T1">gioc</text:span> gioca una carta <text:span text:style-name="T1">cartaGiocata</text:span> identica a quella sulla cima del mazzo. Deve quindi avere una relazione <text:span text:style-name="T1">“Possiede” </text:span>con la carta.</text:p>
          </table:table-cell>
        </table:table-row>
        <table:table-row table:style-name="Tabella2.1">
          <table:table-cell table:style-name="Tabella2.A1" office:value-type="string">
            <text:p text:style-name="P4">Postcondizioni:</text:p>
          </table:table-cell>
          <table:table-cell table:style-name="Tabella2.A1" office:value-type="string">
            <text:p text:style-name="P4">L’attributo <text:span text:style-name="T1">“Turno”</text:span> di manche viene cambiato e modificato con il nome del giocatore successivo a quello che ha interrotto, (ovvero <text:span text:style-name="T1">nomeGiocatore</text:span>)</text:p>
          </table:table-cell>
        </table:table-row>
      </table:table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columns-spanned="2" office:value-type="string">
            <text:p text:style-name="P5">Attesa();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4">Precondizioni:</text:p>
          </table:table-cell>
          <table:table-cell table:style-name="Tabella3.A1" office:value-type="string">
            <text:p text:style-name="P4">Il giocatore <text:span text:style-name="T1">gioc</text:span> non dev’essere identificato come possessore del turno in quel momento in quella manche, quindi l’attributo <text:span text:style-name="T1">turno</text:span> di <text:span text:style-name="T1">manche</text:span> dev’essere diverso dal nome del giocatore.</text:p>
          </table:table-cell>
        </table:table-row>
        <table:table-row table:style-name="Tabella3.1">
          <table:table-cell table:style-name="Tabella3.A1" office:value-type="string">
            <text:p text:style-name="P4">Postcondizioni:</text:p>
          </table:table-cell>
          <table:table-cell table:style-name="Tabella3.A1" office:value-type="string">
            <text:p text:style-name="P4">Nessuna.</text:p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5">GestioneBluff();</text:p>
          </table:table-cell>
          <table:covered-table-cell/>
        </table:table-row>
        <table:table-row table:style-name="Tabella4.1">
          <table:table-cell table:style-name="Tabella4.A1" office:value-type="string">
            <text:p text:style-name="P4">Precondizioni:</text:p>
          </table:table-cell>
          <table:table-cell table:style-name="Tabella4.A1" office:value-type="string">
            <text:p text:style-name="P4">Il giocatore <text:span text:style-name="T1">gioc</text:span> non dev’essere identificato come possessore del turno in quel momento in quella manche, e deve essere obbiettivo di una carta Jolly. </text:p>
          </table:table-cell>
        </table:table-row>
        <table:table-row table:style-name="Tabella4.1">
          <table:table-cell table:style-name="Tabella4.A1" office:value-type="string">
            <text:p text:style-name="P4">Postcondizioni:</text:p>
          </table:table-cell>
          <table:table-cell table:style-name="Tabella4.A1" office:value-type="string">
            <text:p text:style-name="P4">Nessuna. </text:p>
          </table:table-cell>
        </table:table-row>
      </table:table>
      <text:p text:style-name="Standard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table:number-columns-spanned="2" office:value-type="string">
            <text:p text:style-name="P5">Pesca(NomeGiocatore, NumeroCarteInMano);</text:p>
          </table:table-cell>
          <table:covered-table-cell/>
        </table:table-row>
        <table:table-row table:style-name="Tabella5.1">
          <table:table-cell table:style-name="Tabella5.A1" office:value-type="string">
            <text:p text:style-name="P4">Precondizioni:</text:p>
          </table:table-cell>
          <table:table-cell table:style-name="Tabella5.A1" office:value-type="string">
            <text:p text:style-name="P4">Per poter fare quest’azione dev’essere il turno del giocatore <text:span text:style-name="T1">gioc</text:span>, quindi il giocatore deve avere una relazione con la manche.</text:p>
          </table:table-cell>
        </table:table-row>
        <table:table-row table:style-name="Tabella5.1">
          <table:table-cell table:style-name="Tabella5.A1" office:value-type="string">
            <text:p text:style-name="P4">Postcondizioni:</text:p>
          </table:table-cell>
          <table:table-cell table:style-name="Tabella5.A1" office:value-type="string">
            <text:p text:style-name="P4">Si viene a creare una relazione <text:span text:style-name="T1">“Possiede”</text:span> tra il giocatore <text:span text:style-name="T1">gioc</text:span> e la carta <text:span text:style-name="T1">card </text:span>pescata.</text:p>
          </table:table-cell>
        </table:table-row>
      </table:table>
      <text:p text:style-name="Standard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table:number-columns-spanned="2" office:value-type="string">
            <text:p text:style-name="P5">Scarta(CartaGiocata, NumeroCarteInMano);</text:p>
          </table:table-cell>
          <table:covered-table-cell/>
        </table:table-row>
        <table:table-row table:style-name="Tabella6.1">
          <table:table-cell table:style-name="Tabella6.A1" office:value-type="string">
            <text:p text:style-name="P4">Precondizioni:</text:p>
          </table:table-cell>
          <table:table-cell table:style-name="Tabella6.A1" office:value-type="string">
            <text:p text:style-name="P4">Il giocatore<text:span text:style-name="T1"> gioc </text:span>deve avere una relazione <text:span text:style-name="T1">“Possiede”</text:span> con la carta che intende scartare. Il turno dev’essere del giocatore <text:span text:style-name="T1">gioc</text:span>.</text:p>
          </table:table-cell>
        </table:table-row>
        <table:table-row table:style-name="Tabella6.1">
          <table:table-cell table:style-name="Tabella6.A1" office:value-type="string">
            <text:p text:style-name="P4">Postcondizioni:</text:p>
          </table:table-cell>
          <table:table-cell table:style-name="Tabella6.A1" office:value-type="string">
            <text:p text:style-name="P4">Viene cancellata la relazione tra il giocatore <text:span text:style-name="T1">gioc</text:span> e la carta <text:soft-page-break/>scartata.. Se NumeroCarteInMano è minore di 1 è il vincitore(Richiamo Winner()), se è 1 sono da valutare le condizioni per la penalità(Penality()).</text:p>
          </table:table-cell>
        </table:table-row>
      </table:table>
      <text:p text:style-name="P3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table:number-columns-spanned="2" office:value-type="string">
            <text:p text:style-name="P7">NumberCard();</text:p>
          </table:table-cell>
          <table:covered-table-cell/>
        </table:table-row>
        <table:table-row table:style-name="Tabella19.1">
          <table:table-cell table:style-name="Tabella19.A1" office:value-type="string">
            <text:p text:style-name="P4">Precondizioni:</text:p>
          </table:table-cell>
          <table:table-cell table:style-name="Tabella19.A1" office:value-type="string">
            <text:p text:style-name="P4">Il giocatore <text:span text:style-name="T1">gioc</text:span> dev’essere già in una manche e dev’essere creata una <text:s/>relazione con la carta <text:span text:style-name="T1">card</text:span>.</text:p>
          </table:table-cell>
        </table:table-row>
        <table:table-row table:style-name="Tabella19.1">
          <table:table-cell table:style-name="Tabella19.A1" office:value-type="string">
            <text:p text:style-name="P4">Postcondizioni:</text:p>
          </table:table-cell>
          <table:table-cell table:style-name="Tabella19.A1" office:value-type="string">
            <text:p text:style-name="P4">Viene eliminata la relazione tra il giocatore <text:span text:style-name="T1">gioc</text:span> e la carta <text:span text:style-name="T1">card</text:span> di tipo numero.</text:p>
          </table:table-cell>
        </table:table-row>
      </table:table>
      <text:p text:style-name="Standard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table:number-columns-spanned="2" office:value-type="string">
            <text:p text:style-name="P5">ActionCard();</text:p>
          </table:table-cell>
          <table:covered-table-cell/>
        </table:table-row>
        <table:table-row table:style-name="Tabella20.1">
          <table:table-cell table:style-name="Tabella20.A1" office:value-type="string">
            <text:p text:style-name="P4">Precondizioni:</text:p>
          </table:table-cell>
          <table:table-cell table:style-name="Tabella20.A1" office:value-type="string">
            <text:p text:style-name="P4">Il giocatore <text:span text:style-name="T1">gioc</text:span> dev’essere già in una manche e dev’essere creata una <text:s/>relazione con la carta <text:span text:style-name="T1">card</text:span>.</text:p>
          </table:table-cell>
        </table:table-row>
        <table:table-row table:style-name="Tabella20.1">
          <table:table-cell table:style-name="Tabella20.A1" office:value-type="string">
            <text:p text:style-name="P4">Postcondizioni:</text:p>
          </table:table-cell>
          <table:table-cell table:style-name="Tabella20.A1" office:value-type="string">
            <text:p text:style-name="P4">Viene eliminata la relazione tra il giocatore <text:span text:style-name="T1">gioc</text:span> e la carta <text:span text:style-name="T1">card</text:span> di tipo azione.</text:p>
          </table:table-cell>
        </table:table-row>
      </table:table>
      <text:p text:style-name="Standard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table:number-columns-spanned="2" office:value-type="string">
            <text:p text:style-name="P5">ActionCard(Jolly+4);</text:p>
          </table:table-cell>
          <table:covered-table-cell/>
        </table:table-row>
        <table:table-row table:style-name="Tabella21.1">
          <table:table-cell table:style-name="Tabella21.A1" office:value-type="string">
            <text:p text:style-name="P4">Precondizioni:</text:p>
          </table:table-cell>
          <table:table-cell table:style-name="Tabella21.A1" office:value-type="string">
            <text:p text:style-name="P4">Il giocatore <text:span text:style-name="T1">gioc</text:span> dev’essere già in una manche e dev’essere creata una <text:s/>relazione con la carta <text:span text:style-name="T1">card</text:span>.</text:p>
          </table:table-cell>
        </table:table-row>
        <table:table-row table:style-name="Tabella21.1">
          <table:table-cell table:style-name="Tabella21.A1" office:value-type="string">
            <text:p text:style-name="P4">Postcondizioni:</text:p>
          </table:table-cell>
          <table:table-cell table:style-name="Tabella21.A1" office:value-type="string">
            <text:p text:style-name="P4">Viene eliminata la relazione tra il giocatore <text:span text:style-name="T1">gioc</text:span> e la carta <text:span text:style-name="T1">card</text:span> di tipo jolly.</text:p>
          </table:table-cell>
        </table:table-row>
      </table:table>
      <text:p text:style-name="Standard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table:number-columns-spanned="2" office:value-type="string">
            <text:p text:style-name="P5">Penality(NomeGiocatore);</text:p>
          </table:table-cell>
          <table:covered-table-cell/>
        </table:table-row>
        <table:table-row table:style-name="Tabella22.1">
          <table:table-cell table:style-name="Tabella22.A1" office:value-type="string">
            <text:p text:style-name="P4">Precondizioni:</text:p>
          </table:table-cell>
          <table:table-cell table:style-name="Tabella22.A1" office:value-type="string">
            <text:p text:style-name="P4">Il giocatore <text:span text:style-name="T1">gioc</text:span> dev’essere già in una manche e dev’essere creata una <text:s/>relazione con la carta <text:span text:style-name="T1">card</text:span>.</text:p>
          </table:table-cell>
        </table:table-row>
        <table:table-row table:style-name="Tabella22.1">
          <table:table-cell table:style-name="Tabella22.A1" office:value-type="string">
            <text:p text:style-name="P4">Postcondizioni:</text:p>
          </table:table-cell>
          <table:table-cell table:style-name="Tabella22.A1" office:value-type="string">
            <text:p text:style-name="P4">Viene eliminata la relazione tra il giocatore <text:span text:style-name="T1">gioc</text:span> e la carta <text:span text:style-name="T1">card</text:span>.</text:p>
          </table:table-cell>
        </table:table-row>
      </table:table>
      <text:p text:style-name="Standard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table:number-columns-spanned="2" office:value-type="string">
            <text:p text:style-name="P5">Effect(Card);</text:p>
          </table:table-cell>
          <table:covered-table-cell/>
        </table:table-row>
        <table:table-row table:style-name="Tabella23.1">
          <table:table-cell table:style-name="Tabella23.A1" office:value-type="string">
            <text:p text:style-name="P4">Precondizioni:</text:p>
          </table:table-cell>
          <table:table-cell table:style-name="Tabella23.A1" office:value-type="string">
            <text:p text:style-name="P4">Il giocatore <text:span text:style-name="T1">gioc</text:span> deve aver giocatore una carta card creando così una relazione con quel tipo di carta.</text:p>
          </table:table-cell>
        </table:table-row>
        <table:table-row table:style-name="Tabella23.1">
          <table:table-cell table:style-name="Tabella23.A1" office:value-type="string">
            <text:p text:style-name="P4">Postcondizioni:</text:p>
          </table:table-cell>
          <table:table-cell table:style-name="Tabella23.A1" office:value-type="string">
            <text:p text:style-name="P4">Nessuna.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table:number-columns-spanned="2" office:value-type="string">
            <text:p text:style-name="P5">PassaTurno();</text:p>
          </table:table-cell>
          <table:covered-table-cell/>
        </table:table-row>
        <table:table-row table:style-name="Tabella7.1">
          <table:table-cell table:style-name="Tabella7.A1" office:value-type="string">
            <text:p text:style-name="P4">Precondizioni:</text:p>
          </table:table-cell>
          <table:table-cell table:style-name="Tabella7.A1" office:value-type="string">
            <text:p text:style-name="P4">Il giocatore <text:span text:style-name="T1">gioc</text:span> deve avere il possesso del turno.</text:p>
          </table:table-cell>
        </table:table-row>
        <table:table-row table:style-name="Tabella7.1">
          <table:table-cell table:style-name="Tabella7.A1" office:value-type="string">
            <text:p text:style-name="P4">Postcondizioni:</text:p>
          </table:table-cell>
          <table:table-cell table:style-name="Tabella7.A1" office:value-type="string">
            <text:p text:style-name="P4">Turno viene modificato con il nome del giocatore successivo al giocatore <text:span text:style-name="T1">gioc.</text:span></text:p>
          </table:table-cell>
        </table:table-row>
      </table:table>
      <text:p text:style-name="Standard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table:number-columns-spanned="2" office:value-type="string">
            <text:p text:style-name="P5">OneCart(NomeGiocatore);</text:p>
          </table:table-cell>
          <table:covered-table-cell/>
        </table:table-row>
        <table:table-row table:style-name="Tabella8.1">
          <table:table-cell table:style-name="Tabella8.A1" office:value-type="string">
            <text:p text:style-name="P4">Precondizioni:</text:p>
          </table:table-cell>
          <table:table-cell table:style-name="Tabella8.A1" office:value-type="string">
            <text:p text:style-name="P4">Il giocatore<text:span text:style-name="T1"> gioc</text:span> deve avere una sola relazione <text:span text:style-name="T1">“Possiede” </text:span>con l’unica carta che ha in mano. Il giocatore <text:span text:style-name="T1">gioc</text:span> deve <text:soft-page-break/>avere il possesso del turno.</text:p>
          </table:table-cell>
        </table:table-row>
        <table:table-row table:style-name="Tabella8.1">
          <table:table-cell table:style-name="Tabella8.A1" office:value-type="string">
            <text:p text:style-name="P4">Postcondizioni:</text:p>
          </table:table-cell>
          <table:table-cell table:style-name="Tabella8.A1" office:value-type="string">
            <text:p text:style-name="P4">Nessuna.</text:p>
          </table:table-cell>
        </table:table-row>
      </table:table>
      <text:p text:style-name="Standard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table:number-columns-spanned="2" office:value-type="string">
            <text:p text:style-name="P5">Penality(NomeGiocatore);</text:p>
          </table:table-cell>
          <table:covered-table-cell/>
        </table:table-row>
        <table:table-row table:style-name="Tabella9.1">
          <table:table-cell table:style-name="Tabella9.A1" office:value-type="string">
            <text:p text:style-name="P4">Precondizioni:</text:p>
          </table:table-cell>
          <table:table-cell table:style-name="Tabella9.A1" office:value-type="string">
            <text:p text:style-name="P4">Il giocatore <text:span text:style-name="T1">gioc </text:span>deve avere una carta in mano(E quindi una relazione <text:span text:style-name="T1">“possiede”</text:span> con essa). Inoltre dev’essere il suo Turno.</text:p>
          </table:table-cell>
        </table:table-row>
        <table:table-row table:style-name="Tabella9.1">
          <table:table-cell table:style-name="Tabella9.A1" office:value-type="string">
            <text:p text:style-name="P4">Postcondizioni:</text:p>
          </table:table-cell>
          <table:table-cell table:style-name="Tabella9.A1" office:value-type="string">
            <text:p text:style-name="P4">Il giocatore pesca due carte, di conseguenza vengono create due associazioni “possiede” con le carte <text:span text:style-name="T1">card</text:span> pescate.</text:p>
          </table:table-cell>
        </table:table-row>
      </table:table>
      <text:p text:style-name="Standard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table:number-columns-spanned="2" office:value-type="string">
            <text:p text:style-name="P5">ExitGame(NomeGiocatore, Accettazione);</text:p>
          </table:table-cell>
          <table:covered-table-cell/>
        </table:table-row>
        <table:table-row table:style-name="Tabella10.1">
          <table:table-cell table:style-name="Tabella10.A1" office:value-type="string">
            <text:p text:style-name="P4">Precondizioni:</text:p>
          </table:table-cell>
          <table:table-cell table:style-name="Tabella10.A1" office:value-type="string">
            <text:p text:style-name="P4">Il giocatore <text:span text:style-name="T1">gioc </text:span>non deve avere il possesso del turno e deve avere una relazione con manche.</text:p>
          </table:table-cell>
        </table:table-row>
        <table:table-row table:style-name="Tabella10.1">
          <table:table-cell table:style-name="Tabella10.A1" office:value-type="string">
            <text:p text:style-name="P4">Postcondizioni:</text:p>
          </table:table-cell>
          <table:table-cell table:style-name="Tabella10.A1" office:value-type="string">
            <text:p text:style-name="P4">Viene cancellata la relazione tra il giocatore <text:span text:style-name="T1">gioc</text:span> e la manche.</text:p>
          </table:table-cell>
        </table:table-row>
      </table:table>
      <text:p text:style-name="Standard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table:number-columns-spanned="2" office:value-type="string">
            <text:p text:style-name="P5">Winner(NomeGiocatore, NumeroCarteInMano);</text:p>
          </table:table-cell>
          <table:covered-table-cell/>
        </table:table-row>
        <table:table-row table:style-name="Tabella11.1">
          <table:table-cell table:style-name="Tabella11.A1" office:value-type="string">
            <text:p text:style-name="P4">Precondizioni:</text:p>
          </table:table-cell>
          <table:table-cell table:style-name="Tabella11.A1" office:value-type="string">
            <text:p text:style-name="P4">Il giocatore <text:span text:style-name="T1">gioc </text:span>deve avere il possesso del turno nella manche.</text:p>
          </table:table-cell>
        </table:table-row>
        <table:table-row table:style-name="Tabella11.1">
          <table:table-cell table:style-name="Tabella11.A1" office:value-type="string">
            <text:p text:style-name="P4">Postcondizioni:</text:p>
          </table:table-cell>
          <table:table-cell table:style-name="Tabella11.A1" office:value-type="string">
            <text:p text:style-name="P4">Viene creata una relazione “Vince” tra il giocatore <text:span text:style-name="T1">gioc </text:span>e Manche.</text:p>
          </table:table-cell>
        </table:table-row>
      </table:table>
      <text:p text:style-name="Standard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table:number-columns-spanned="2" office:value-type="string">
            <text:p text:style-name="P5">ResultManche();</text:p>
          </table:table-cell>
          <table:covered-table-cell/>
        </table:table-row>
        <table:table-row table:style-name="Tabella12.1">
          <table:table-cell table:style-name="Tabella12.A1" office:value-type="string">
            <text:p text:style-name="P4">Precondizioni:</text:p>
          </table:table-cell>
          <table:table-cell table:style-name="Tabella12.A1" office:value-type="string">
            <text:p text:style-name="P4">Uno dei giocatori che hanno giocato la manche deve avere una relazione <text:span text:style-name="T1">“Vince”</text:span> con Manche.</text:p>
          </table:table-cell>
        </table:table-row>
        <table:table-row table:style-name="Tabella12.1">
          <table:table-cell table:style-name="Tabella12.A1" office:value-type="string">
            <text:p text:style-name="P4">Postcondizioni:</text:p>
          </table:table-cell>
          <table:table-cell table:style-name="Tabella12.A1" office:value-type="string">
            <text:p text:style-name="P4">Viene creata una relazione <text:span text:style-name="T1">“calcola”</text:span> con <text:span text:style-name="T1">Punteggio. </text:span></text:p>
          </table:table-cell>
        </table:table-row>
      </table:table>
      <text:p text:style-name="Standard"/>
      <text:p text:style-name="Standard"/>
      <text:p text:style-name="P3">Esaminare Classifiche:</text:p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table:number-columns-spanned="2" office:value-type="string">
            <text:p text:style-name="P5">GetListaClassifiche();</text:p>
          </table:table-cell>
          <table:covered-table-cell/>
        </table:table-row>
        <table:table-row table:style-name="Tabella13.1">
          <table:table-cell table:style-name="Tabella13.A1" office:value-type="string">
            <text:p text:style-name="P4">Precondizioni:</text:p>
          </table:table-cell>
          <table:table-cell table:style-name="Tabella13.A1" office:value-type="string">
            <text:p text:style-name="P4">Il giocatore <text:span text:style-name="T1">gioc</text:span> deve avere una relazione con una stanza e non deve avere nessuna relazione con una partita.</text:p>
            <text:p text:style-name="P4"/>
          </table:table-cell>
        </table:table-row>
        <table:table-row table:style-name="Tabella13.1">
          <table:table-cell table:style-name="Tabella13.A1" office:value-type="string">
            <text:p text:style-name="P4">Postcondizioni:</text:p>
          </table:table-cell>
          <table:table-cell table:style-name="Tabella13.A1" office:value-type="string">
            <text:p text:style-name="P4">Viene creata la relazione “Osserva” tra il giocatore e “Classifica”.</text:p>
          </table:table-cell>
        </table:table-row>
      </table:table>
      <text:p text:style-name="Standard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table:number-columns-spanned="2" office:value-type="string">
            <text:p text:style-name="P5">GetGlobalClassifiche();</text:p>
          </table:table-cell>
          <table:covered-table-cell/>
        </table:table-row>
        <table:table-row table:style-name="Tabella14.1">
          <table:table-cell table:style-name="Tabella14.A1" office:value-type="string">
            <text:p text:style-name="P4">Precondizioni:</text:p>
          </table:table-cell>
          <table:table-cell table:style-name="Tabella14.A1" office:value-type="string">
            <text:p text:style-name="P4">Il giocatore <text:span text:style-name="T1">gioc </text:span>deve avere una relazione con “Classifica”.</text:p>
          </table:table-cell>
        </table:table-row>
        <table:table-row table:style-name="Tabella14.1">
          <table:table-cell table:style-name="Tabella14.A1" office:value-type="string">
            <text:p text:style-name="P4">Postcondizioni:</text:p>
          </table:table-cell>
          <table:table-cell table:style-name="Tabella14.A1" office:value-type="string">
            <text:p text:style-name="P4">Viene modificato l’attributo “TipoTemporale”.</text:p>
          </table:table-cell>
        </table:table-row>
      </table:table>
      <text:p text:style-name="Standard"><text:soft-page-break/></text:p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table:number-columns-spanned="2" office:value-type="string">
            <text:p text:style-name="P5">GetTemporalityClassifiche();</text:p>
          </table:table-cell>
          <table:covered-table-cell/>
        </table:table-row>
        <table:table-row table:style-name="Tabella15.1">
          <table:table-cell table:style-name="Tabella15.A1" office:value-type="string">
            <text:p text:style-name="P4">Precondizioni:</text:p>
          </table:table-cell>
          <table:table-cell table:style-name="Tabella15.A1" office:value-type="string">
            <text:p text:style-name="P4">Il giocatore <text:span text:style-name="T1">gioc </text:span>deve avere una relazione con “Classifica”.</text:p>
          </table:table-cell>
        </table:table-row>
        <table:table-row table:style-name="Tabella15.1">
          <table:table-cell table:style-name="Tabella15.A1" office:value-type="string">
            <text:p text:style-name="P4">Postcondizioni:</text:p>
          </table:table-cell>
          <table:table-cell table:style-name="Tabella15.A1" office:value-type="string">
            <text:p text:style-name="P4">Viene modificato l’attributo “TipoTemporale”.</text:p>
          </table:table-cell>
        </table:table-row>
      </table:table>
      <text:p text:style-name="Standard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table:number-columns-spanned="2" office:value-type="string">
            <text:p text:style-name="P6">GetClassificaGiocatore();</text:p>
          </table:table-cell>
          <table:covered-table-cell/>
        </table:table-row>
        <table:table-row table:style-name="Tabella16.1">
          <table:table-cell table:style-name="Tabella16.A1" office:value-type="string">
            <text:p text:style-name="P4">Precondizioni: </text:p>
          </table:table-cell>
          <table:table-cell table:style-name="Tabella16.A1" office:value-type="string">
            <text:p text:style-name="P4">Il giocatore <text:span text:style-name="T1">gioc </text:span>deve avere una relazione con “Classifica”.</text:p>
          </table:table-cell>
        </table:table-row>
        <table:table-row table:style-name="Tabella16.1">
          <table:table-cell table:style-name="Tabella16.A1" office:value-type="string">
            <text:p text:style-name="P4">Postcondizioni:</text:p>
          </table:table-cell>
          <table:table-cell table:style-name="Tabella16.A1" office:value-type="string">
            <text:p text:style-name="P4">Viene modificato l’attributo “TipoSoggetto”.</text:p>
          </table:table-cell>
        </table:table-row>
      </table:table>
      <text:p text:style-name="Standard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table:number-columns-spanned="2" office:value-type="string">
            <text:p text:style-name="P5">GetClassificaSquadra();</text:p>
          </table:table-cell>
          <table:covered-table-cell/>
        </table:table-row>
        <table:table-row table:style-name="Tabella17.1">
          <table:table-cell table:style-name="Tabella17.A1" office:value-type="string">
            <text:p text:style-name="P4">Precondizioni:</text:p>
          </table:table-cell>
          <table:table-cell table:style-name="Tabella17.A1" office:value-type="string">
            <text:p text:style-name="P4">Il giocatore <text:span text:style-name="T1">gioc </text:span>deve avere una relazione con “Classifica”.</text:p>
          </table:table-cell>
        </table:table-row>
        <table:table-row table:style-name="Tabella17.3">
          <table:table-cell table:style-name="Tabella17.A1" office:value-type="string">
            <text:p text:style-name="P4">Postcondizioni:</text:p>
          </table:table-cell>
          <table:table-cell table:style-name="Tabella17.A1" office:value-type="string">
            <text:p text:style-name="P4">Viene modificato l’attributo “TipoSoggetto<text:bookmark text:name="_GoBack"/>”.</text:p>
          </table:table-cell>
        </table:table-row>
      </table:table>
      <text:p text:style-name="Standard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table:number-columns-spanned="2" office:value-type="string">
            <text:p text:style-name="P5">ExitClassifiche();</text:p>
          </table:table-cell>
          <table:covered-table-cell/>
        </table:table-row>
        <table:table-row table:style-name="Tabella18.1">
          <table:table-cell table:style-name="Tabella18.A1" office:value-type="string">
            <text:p text:style-name="P4">Precondizioni:</text:p>
          </table:table-cell>
          <table:table-cell table:style-name="Tabella18.A1" office:value-type="string">
            <text:p text:style-name="P4">Il giocatore <text:span text:style-name="T1">gioc </text:span>deve avere una relazione con “Classifica”.</text:p>
          </table:table-cell>
        </table:table-row>
        <table:table-row table:style-name="Tabella18.1">
          <table:table-cell table:style-name="Tabella18.A1" office:value-type="string">
            <text:p text:style-name="P4">Postcondizioni:</text:p>
          </table:table-cell>
          <table:table-cell table:style-name="Tabella18.A1" office:value-type="string">
            <text:p text:style-name="P4">La relazione tra il giocatore gioc e “Classifica” viene cancellat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Mateusz Lubiejewski, Joana Minja <text:s/>- <text:s/>Progetto UnoXTutt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eo Marsala</meta:initial-creator>
    <meta:editing-cycles>57</meta:editing-cycles>
    <meta:creation-date>2016-04-20T09:37:00</meta:creation-date>
    <dc:date>2017-06-08T15:07:03.98</dc:date>
    <meta:editing-duration>PT4M33S</meta:editing-duration>
    <meta:generator>OpenOffice/4.1.2$Win32 OpenOffice.org_project/412m3$Build-9782</meta:generator>
    <meta:document-statistic meta:table-count="23" meta:image-count="0" meta:object-count="0" meta:page-count="4" meta:paragraph-count="119" meta:word-count="696" meta:character-count="51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